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  <style:font-face style:name="Aptos unicode" svg:font-family="&quot;Aptos unicod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4.60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4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m-de-sem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r</text:p>
          </table:table-cell>
          <table:table-cell table:number-columns-repeated="16383"/>
        </table:table-row>
        <table:table-row table:number-rows-repeated="160" table:style-name="ro1">
          <table:table-cell table:style-name="ce3"/>
          <table:table-cell table:number-columns-repeated="16383"/>
        </table:table-row>
        <table:table-row table:number-rows-repeated="1047683" table:style-name="ro1">
          <table:table-cell table:number-columns-repeated="16384"/>
        </table:table-row>
      </table:table>
      <table:table table:name="ExpressoesSilaba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5">
            <text:p>(?&lt;=[lmnrsx])(?=[bcçdfgjlmnpqrstvxz])</text:p>
          </table:table-cell>
          <table:table-cell office:value-type="string" table:style-name="ce1">
            <text:p>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(?&lt;=[aáàâãeéèêiìíîoóòôõuúùû])(?![lmnrsxz])(?=[bcçdfgjpqrtv])</text:p>
          </table:table-cell>
          <table:table-cell office:value-type="string" table:style-name="ce1">
            <text:p>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(?&lt;=[aáàâãeéèêiìíîoóòôõuúùû])(?=[lmnrsxz][aáàâãeéèêiìíîoóòôõuúùû])</text:p>
          </table:table-cell>
          <table:table-cell office:value-type="string" table:style-name="ce1">
            <text:p>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(?&lt;=[aáàâãeéèêiìíîoóòôõuúùû])(?=(lh|nh))</text:p>
          </table:table-cell>
          <table:table-cell office:value-type="string" table:style-name="ce1">
            <text:p>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(?&lt;=(ai|ei|oi|ui|au|eu|iu|ou))(?=[aáàâãeéèêiìíîoóòôõuúùû])</text:p>
          </table:table-cell>
          <table:table-cell office:value-type="string" table:style-name="ce1">
            <text:p>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(?&lt;=[aáàâãeéèêiìíîoóòôõuúùû])(?=(ão))</text:p>
          </table:table-cell>
          <table:table-cell office:value-type="string" table:style-name="ce1">
            <text:p>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(?&lt;=[ieo])(?=[aeo])</text:p>
          </table:table-cell>
          <table:table-cell office:value-type="string" table:style-name="ce1">
            <text:p>.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(?&lt;=[bcçdfhjlmnpsrtvxz]u)(?=a)</text:p>
          </table:table-cell>
          <table:table-cell office:value-type="string" table:style-name="ce1">
            <text:p>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(?&lt;=a)(?=i[r]$)</text:p>
          </table:table-cell>
          <table:table-cell office:value-type="string" table:style-name="ce1">
            <text:p>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(?&lt;=a)(?=in)</text:p>
          </table:table-cell>
          <table:table-cell office:value-type="string" table:style-name="ce1">
            <text:p>.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(?&lt;=a)(?=[íú])</text:p>
          </table:table-cell>
          <table:table-cell office:value-type="string" table:style-name="ce1">
            <text:p>.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-</text:p>
          </table:table-cell>
          <table:table-cell office:value-type="string" table:style-name="ce7">
            <text:p><text:s/>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Palavras.A1:Palavras.A89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  <style:font-face style:name="Aptos unicode" svg:font-family="&quot;Aptos unicode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Leonor Martins</meta:initial-creator>
    <dc:creator>Leonor Martins</dc:creator>
    <meta:creation-date>2025-01-22T14:49:42Z</meta:creation-date>
    <dc:date>2025-03-08T13:52:51Z</dc:date>
  </office:meta>
</office:document-meta>
</file>